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 loext:decorative="false"/>
    </style:style>
    <style:style style:name="gr4" style:family="graphic" style:parent-style-name="standard">
      <style:graphic-properties draw:stroke="none" draw:fill="solid" draw:fill-color="#000000" loext:decorative="false"/>
    </style:style>
    <style:style style:name="gr5" style:family="graphic" style:parent-style-name="standard">
      <style:graphic-properties draw:stroke="none" draw:fill="solid" draw:fill-color="#f4f4f4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000000" draw:opacity="0%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36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4f4f4"/>
    </style:style>
    <style:style style:name="P7" style:family="paragraph">
      <loext:graphic-properties draw:fill="none"/>
      <style:text-properties fo:font-size="24pt" style:font-size-asian="24pt" style:font-size-complex="24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solid" draw:fill-color="#000000" draw:opacity="0%"/>
    </style:style>
    <style:style style:name="P10" style:family="paragraph">
      <loext:graphic-properties draw:fill="none"/>
      <style:text-properties fo:font-size="10.3000001907349pt" style:font-size-asian="10.3000001907349pt" style:font-size-complex="10.3000001907349pt"/>
    </style:style>
    <style:style style:name="T1" style:family="text">
      <style:text-properties fo:color="#000000" loext:opacity="100%" style:font-name="Inter" fo:font-size="10pt" fo:font-weight="normal" style:font-name-asian="Inter" style:font-size-asian="10pt" style:font-weight-asian="normal" style:font-name-complex="Inter" style:font-size-complex="10pt" style:font-weight-complex="normal"/>
    </style:style>
    <style:style style:name="T2" style:family="text">
      <style:text-properties fo:color="#000000" loext:opacity="100%" style:font-name="Inter" fo:font-size="24pt" fo:font-weight="bold" style:font-name-asian="Inter" style:font-size-asian="24pt" style:font-weight-asian="bold" style:font-name-complex="Inter" style:font-size-complex="24pt" style:font-weight-complex="bold"/>
    </style:style>
    <style:style style:name="T3" style:family="text">
      <style:text-properties fo:color="#000000" loext:opacity="100%" style:font-name="Inter" fo:font-size="14pt" fo:font-weight="bold" style:font-name-asian="Inter" style:font-size-asian="14pt" style:font-weight-asian="bold" style:font-name-complex="Inter" style:font-size-complex="14pt" style:font-weight-complex="bold"/>
    </style:style>
    <style:style style:name="T4" style:family="text">
      <style:text-properties fo:color="#000000" loext:opacity="100%" style:font-name="Inter" fo:font-size="10pt" fo:font-weight="bold" style:font-name-asian="Inter" style:font-size-asian="10pt" style:font-weight-asian="bold" style:font-name-complex="Inter" style:font-size-complex="10pt" style:font-weight-complex="bold"/>
    </style:style>
    <style:style style:name="T5" style:family="text">
      <style:text-properties fo:color="#000000" loext:opacity="100%" style:font-name="Inter" fo:font-size="10.3000001907349pt" fo:font-weight="bold" style:font-name-asian="Inter" style:font-size-asian="10.3000001907349pt" style:font-weight-asian="bold" style:font-name-complex="Inter" style:font-size-complex="10.3000001907349pt" style:font-weight-complex="bold"/>
    </style:style>
    <style:style style:name="T6" style:family="text">
      <style:text-properties fo:color="#000000" loext:opacity="100%" style:font-name="Inter" fo:font-size="10.3000001907349pt" fo:font-weight="normal" style:font-name-asian="Inter" style:font-size-asian="10.3000001907349pt" style:font-weight-asian="normal" style:font-name-complex="Inter" style:font-size-complex="10.300000190734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4.213cm" svg:height="0.412cm" svg:x="8.53cm" svg:y="4.256cm">
          <draw:text-box>
            <text:p text:style-name="P2"><text:span text:style-name="T1">rpstrabalho@gmail.com</text:span></text:p>
          </draw:text-box>
        </draw:frame>
        <draw:line draw:style-name="gr3" draw:text-style-name="P4" draw:layer="layout" svg:x1="2.1cm" svg:y1="7.785cm" svg:x2="18.907cm" svg:y2="7.785cm">
          <text:p/>
        </draw:line>
        <draw:path draw:style-name="gr4" draw:text-style-name="P5" draw:layer="layout" svg:width="0.238cm" svg:height="0.449cm" svg:x="8.804cm" svg:y="3.657cm" svg:viewBox="0 0 239 450" svg:d="M219 0h1c1 0 2 0 3 0s2 1 3 1c1 1 2 1 3 2 1 0 2 1 3 2s2 2 3 3 1 2 2 4c0 1 1 2 1 3s0 2 0 3 0 1 0 2c1 136 1 274 0 410 0 1 0 1 0 2 0 0 0 1 0 2s-1 3-1 4c-1 1-1 2-2 3s-2 2-3 3c0 1-1 2-3 3-1 0-2 1-3 1-1 1-2 1-3 1-1 1-2 1-3 1h-1c-66 0-132 0-199 0-1 0-1 0-2 0 0 0-1 0-2-1-1 0-2 0-4-1-1 0-2-1-3-2-1 0-2-1-3-2s-2-2-2-3c-1-1-2-2-2-3 0-2-1-3-1-4s0-2 0-3c-1 0-1-1-1-1 0-136 0-274 0-410 0-1 0-1 1-2 0-1 0-2 0-3s1-2 1-3c1-1 1-2 2-3 0-1 1-2 2-3s2-2 3-3 2-1 3-2c1 0 3-1 4-1s2 0 3 0h1c67-1 133 0 199 0zM126 411h-12c-5 0-9 4-9 9v13c0 5 4 9 9 9h12c5 0 9-4 9-9v-13c0-5-4-9-9-9zM124 417c3 0 5 2 5 5v8c0 3-2 6-5 6h-8c-3 0-5-3-5-6v-8c0-3 2-5 5-5zM231 31h-224c0 124 0 249 0 372h224c1-123 1-248 0-372zM159 12h-78c-1 0-2 0-2 1v4c0 1 1 2 2 2h78c1 0 2-1 2-2v-4c0-1-1-1-2-1z">
          <text:p/>
        </draw:path>
        <draw:path draw:style-name="gr4" draw:text-style-name="P5" draw:layer="layout" svg:width="0.45cm" svg:height="0.318cm" svg:x="7.974cm" svg:y="4.317cm" svg:viewBox="0 0 451 319" svg:d="M48 0c-26 0-48 21-48 48 1 72 0 149 0 222 0 26 20 47 45 49h359 1c25-1 46-22 46-49v-230c-4-23-24-40-48-40-118 0-237 0-355 0zM48 25h357l-173 171c-4 3-9 3-12 0zM427 37v231c0 15-5 23-15 26l-123-122zM27 38l134 133-122 122c-9-2-12-9-12-19zM178 188l42 41c3 4 8 4 12 0l40-40 107 106h-308z">
          <text:p/>
        </draw:path>
        <draw:polygon draw:style-name="gr5" draw:text-style-name="P6" draw:layer="layout" svg:width="6.303cm" svg:height="2.027cm" svg:x="7.352cm" svg:y="5.07cm" svg:viewBox="0 0 6304 2028" draw:points="0,0 6304,0 6304,2028 0,2028">
          <text:p/>
        </draw:polygon>
        <draw:frame draw:style-name="gr2" draw:text-style-name="P3" draw:layer="layout" svg:width="2.974cm" svg:height="0.412cm" svg:x="9.122cm" svg:y="3.667cm">
          <draw:text-box>
            <text:p text:style-name="P2"><text:span text:style-name="T1">(21) 99712-2992</text:span></text:p>
          </draw:text-box>
        </draw:frame>
        <draw:frame draw:style-name="gr6" draw:text-style-name="P7" draw:layer="layout" svg:width="10.307cm" svg:height="1.195cm" svg:x="5.925cm" svg:y="2.104cm">
          <draw:text-box>
            <text:p text:style-name="P2"><text:span text:style-name="T2">Renan Pacheco Sousa</text:span></text:p>
          </draw:text-box>
        </draw:frame>
        <draw:frame draw:style-name="gr2" draw:text-style-name="P3" draw:layer="layout" svg:width="5.079cm" svg:height="0.412cm" svg:x="8.068cm" svg:y="3.077cm">
          <draw:text-box>
            <text:p text:style-name="P2"><text:span text:style-name="T1">São Gonçalo , Rio de Janeiro.</text:span></text:p>
          </draw:text-box>
        </draw:frame>
        <draw:frame draw:style-name="gr2" draw:text-style-name="P3" draw:layer="layout" svg:width="17.377cm" svg:height="0.412cm" svg:x="2.123cm" svg:y="8.833cm">
          <draw:text-box>
            <text:p text:style-name="P2"><text:span text:style-name="T1">Uma pessoa atraída pelos processos empresariais, que busca entender o funcionamento deles em</text:span></text:p>
          </draw:text-box>
        </draw:frame>
        <draw:frame draw:style-name="gr2" draw:text-style-name="P3" draw:layer="layout" svg:width="17.669cm" svg:height="0.412cm" svg:x="2.123cm" svg:y="9.309cm">
          <draw:text-box>
            <text:p text:style-name="P2"><text:span text:style-name="T1">todos os setores e, por ser inclinado ao aprendizado, busca aprender o ciclo e hierarquia processual</text:span></text:p>
          </draw:text-box>
        </draw:frame>
        <draw:frame draw:style-name="gr2" draw:text-style-name="P3" draw:layer="layout" svg:width="6.377cm" svg:height="0.412cm" svg:x="2.123cm" svg:y="9.786cm">
          <draw:text-box>
            <text:p text:style-name="P2"><text:span text:style-name="T1">para desenvolver melhor seu setor. </text:span></text:p>
          </draw:text-box>
        </draw:frame>
        <draw:frame draw:style-name="gr2" draw:text-style-name="P3" draw:layer="layout" svg:width="16.026cm" svg:height="0.412cm" svg:x="2.123cm" svg:y="10.262cm">
          <draw:text-box>
            <text:p text:style-name="P2"><text:span text:style-name="T1">Se comunica com facilidade com seus pares, focado em suas tarefas e pragmático quando</text:span></text:p>
          </draw:text-box>
        </draw:frame>
        <draw:frame draw:style-name="gr2" draw:text-style-name="P3" draw:layer="layout" svg:width="2.112cm" svg:height="0.412cm" svg:x="2.123cm" svg:y="10.738cm">
          <draw:text-box>
            <text:p text:style-name="P2"><text:span text:style-name="T1">necessário. </text:span></text:p>
          </draw:text-box>
        </draw:frame>
        <draw:frame draw:style-name="gr2" draw:text-style-name="P3" draw:layer="layout" svg:width="17.167cm" svg:height="0.412cm" svg:x="2.123cm" svg:y="11.215cm">
          <draw:text-box>
            <text:p text:style-name="P2"><text:span text:style-name="T1">Busca por desenvolvimento profissional seja aderindo novas responsabilidades ou novos cargos. </text:span></text:p>
          </draw:text-box>
        </draw:frame>
        <draw:frame draw:style-name="gr7" draw:text-style-name="P8" draw:layer="layout" svg:width="1.433cm" svg:height="0.7cm" svg:x="2.101cm" svg:y="8.257cm">
          <draw:text-box>
            <text:p text:style-name="P2"><text:span text:style-name="T3">Perfil</text:span></text:p>
          </draw:text-box>
        </draw:frame>
        <draw:frame draw:style-name="gr7" draw:text-style-name="P8" draw:layer="layout" svg:width="2.672cm" svg:height="0.7cm" svg:x="2.09cm" svg:y="16.119cm">
          <draw:text-box>
            <text:p text:style-name="P2"><text:span text:style-name="T3">Educação</text:span></text:p>
          </draw:text-box>
        </draw:frame>
        <draw:frame draw:style-name="gr2" draw:text-style-name="P3" draw:layer="layout" svg:width="5.684cm" svg:height="0.412cm" svg:x="2.133cm" svg:y="16.933cm">
          <draw:text-box>
            <text:p text:style-name="P2"><text:span text:style-name="T1">Graduado em Ciência de Dados </text:span></text:p>
          </draw:text-box>
        </draw:frame>
        <draw:frame draw:style-name="gr2" draw:text-style-name="P3" draw:layer="layout" svg:width="7.265cm" svg:height="0.412cm" svg:x="2.133cm" svg:y="17.41cm">
          <draw:text-box>
            <text:p text:style-name="P2"><text:span text:style-name="T1">Universidade Estácio de Sá, 2025 (Brasil)</text:span></text:p>
          </draw:text-box>
        </draw:frame>
        <draw:frame draw:style-name="gr2" draw:text-style-name="P3" draw:layer="layout" svg:width="3.838cm" svg:height="0.412cm" svg:x="2.133cm" svg:y="18.362cm">
          <draw:text-box>
            <text:p text:style-name="P2"><text:span text:style-name="T1">Graduando em Física </text:span></text:p>
          </draw:text-box>
        </draw:frame>
        <draw:frame draw:style-name="gr2" draw:text-style-name="P3" draw:layer="layout" svg:width="9.15cm" svg:height="0.412cm" svg:x="2.133cm" svg:y="18.839cm">
          <draw:text-box>
            <text:p text:style-name="P2"><text:span text:style-name="T1">Universidade Federal do Rio de Janeiro (5º Período),</text:span></text:p>
          </draw:text-box>
        </draw:frame>
        <draw:frame draw:style-name="gr2" draw:text-style-name="P3" draw:layer="layout" svg:width="1.421cm" svg:height="0.412cm" svg:x="2.133cm" svg:y="19.315cm">
          <draw:text-box>
            <text:p text:style-name="P2"><text:span text:style-name="T1">CEDERJ.</text:span></text:p>
          </draw:text-box>
        </draw:frame>
        <draw:frame draw:style-name="gr2" draw:text-style-name="P3" draw:layer="layout" svg:width="5.892cm" svg:height="0.412cm" svg:x="7.747cm" svg:y="6.105cm">
          <draw:text-box>
            <text:p text:style-name="P2"><text:span text:style-name="T1">Dias de Semana: Período Integral</text:span></text:p>
          </draw:text-box>
        </draw:frame>
        <draw:path draw:style-name="gr4" draw:text-style-name="P5" draw:layer="layout" svg:width="0.106cm" svg:height="0.106cm" svg:x="2.312cm" svg:y="13.975cm" svg:viewBox="0 0 107 107" svg:d="M107 54c0 7-1 14-4 20-3 7-7 12-12 17s-10 9-17 12c-6 2-13 4-20 4-8 0-15-2-21-4-7-3-12-7-17-12s-9-10-12-17c-3-6-4-13-4-20s1-15 4-21c3-7 7-13 12-18 5-4 10-8 17-11 6-3 13-4 21-4 7 0 14 1 20 4 7 3 12 7 17 11 5 5 9 11 12 18 3 6 4 14 4 21z">
          <text:p/>
        </draw:path>
        <draw:frame draw:style-name="gr7" draw:text-style-name="P8" draw:layer="layout" svg:width="3.194cm" svg:height="0.7cm" svg:x="2.101cm" svg:y="13.164cm">
          <draw:text-box>
            <text:p text:style-name="P2"><text:span text:style-name="T3">Habilidades</text:span></text:p>
          </draw:text-box>
        </draw:frame>
        <draw:path draw:style-name="gr4" draw:text-style-name="P5" draw:layer="layout" svg:width="0.106cm" svg:height="0.106cm" svg:x="2.312cm" svg:y="14.451cm" svg:viewBox="0 0 107 107" svg:d="M107 53c0 7-1 14-4 21-3 6-7 12-12 17-5 6-10 10-17 12-6 3-13 4-20 4-8 0-15-1-21-4-7-2-12-6-17-12-5-5-9-11-12-17-3-7-4-14-4-21s1-13 4-20c3-6 7-12 12-17s10-9 17-12c6-2 13-4 21-4 7 0 14 2 20 4 7 3 12 7 17 12s9 11 12 17c3 7 4 13 4 20z">
          <text:p/>
        </draw:path>
        <draw:frame draw:style-name="gr2" draw:text-style-name="P3" draw:layer="layout" svg:width="4.741cm" svg:height="0.412cm" svg:x="2.7cm" svg:y="13.807cm">
          <draw:text-box>
            <text:p text:style-name="P2"><text:span text:style-name="T1">Inclinado ao conhecimento</text:span></text:p>
          </draw:text-box>
        </draw:frame>
        <draw:path draw:style-name="gr4" draw:text-style-name="P5" draw:layer="layout" svg:width="0.106cm" svg:height="0.106cm" svg:x="2.312cm" svg:y="14.928cm" svg:viewBox="0 0 107 107" svg:d="M107 54c0 7-1 14-4 20-3 7-7 12-12 17s-10 9-17 12c-6 2-13 4-20 4-8 0-15-2-21-4-7-3-12-7-17-12s-9-10-12-17c-3-6-4-13-4-20s1-14 4-21 7-13 12-18 10-8 17-11c6-3 13-4 21-4 7 0 14 1 20 4 7 3 12 6 17 11s9 11 12 18 4 14 4 21z">
          <text:p/>
        </draw:path>
        <draw:frame draw:style-name="gr2" draw:text-style-name="P3" draw:layer="layout" svg:width="1.519cm" svg:height="0.412cm" svg:x="2.7cm" svg:y="14.283cm">
          <draw:text-box>
            <text:p text:style-name="P2"><text:span text:style-name="T1">Analítico</text:span></text:p>
          </draw:text-box>
        </draw:frame>
        <draw:frame draw:style-name="gr2" draw:text-style-name="P3" draw:layer="layout" svg:width="8.025cm" svg:height="0.412cm" svg:x="2.7cm" svg:y="14.76cm">
          <draw:text-box>
            <text:p text:style-name="P2"><text:span text:style-name="T1">Capacidade de seguir instruções e motivação</text:span></text:p>
          </draw:text-box>
        </draw:frame>
        <draw:path draw:style-name="gr4" draw:text-style-name="P5" draw:layer="layout" svg:width="0.106cm" svg:height="0.106cm" svg:x="10.726cm" svg:y="13.975cm" svg:viewBox="0 0 107 107" svg:d="M107 54c0 7-1 14-4 20-3 7-7 12-12 17s-10 9-17 12c-6 2-13 4-20 4s-14-2-21-4c-7-3-12-7-17-12s-9-10-12-17c-3-6-4-13-4-20s1-15 4-21c3-7 7-13 12-18 5-4 10-8 17-11s14-4 21-4 14 1 20 4c7 3 12 7 17 11 5 5 9 11 12 18 3 6 4 14 4 21z">
          <text:p/>
        </draw:path>
        <draw:frame draw:style-name="gr2" draw:text-style-name="P3" draw:layer="layout" svg:width="6.344cm" svg:height="0.412cm" svg:x="2.7cm" svg:y="15.236cm">
          <draw:text-box>
            <text:p text:style-name="P2"><text:span text:style-name="T1">para desenvolver novas habilidades</text:span></text:p>
          </draw:text-box>
        </draw:frame>
        <draw:frame draw:style-name="gr2" draw:text-style-name="P3" draw:layer="layout" svg:width="7.28cm" svg:height="0.412cm" svg:x="11.114cm" svg:y="13.807cm">
          <draw:text-box>
            <text:p text:style-name="P2"><text:span text:style-name="T1">Comunicação e habilidades interpessoais</text:span></text:p>
          </draw:text-box>
        </draw:frame>
        <draw:frame draw:style-name="gr7" draw:text-style-name="P8" draw:layer="layout" svg:width="3.304cm" svg:height="0.7cm" svg:x="2.09cm" svg:y="20.133cm">
          <draw:text-box>
            <text:p text:style-name="P2"><text:span text:style-name="T3">Certificados</text:span></text:p>
          </draw:text-box>
        </draw:frame>
        <draw:frame draw:style-name="gr2" draw:text-style-name="P3" draw:layer="layout" svg:width="6.096cm" svg:height="0.412cm" svg:x="2.133cm" svg:y="20.744cm">
          <draw:text-box>
            <text:p text:style-name="P2"><text:span text:style-name="T1">Power BI para Análise de Negócios</text:span></text:p>
          </draw:text-box>
        </draw:frame>
        <draw:frame draw:style-name="gr2" draw:text-style-name="P3" draw:layer="layout" svg:width="5.978cm" svg:height="0.412cm" svg:x="2.133cm" svg:y="21.22cm">
          <draw:text-box>
            <text:p text:style-name="P2"><text:span text:style-name="T1">SENAC - Niterói | Jan/2023 (Brasil)</text:span></text:p>
          </draw:text-box>
        </draw:frame>
        <draw:frame draw:style-name="gr2" draw:text-style-name="P3" draw:layer="layout" svg:width="2.783cm" svg:height="0.412cm" svg:x="2.101cm" svg:y="21.856cm">
          <draw:text-box>
            <text:p text:style-name="P2"><text:span text:style-name="T1">Excel Avançado</text:span></text:p>
          </draw:text-box>
        </draw:frame>
        <draw:frame draw:style-name="gr2" draw:text-style-name="P3" draw:layer="layout" svg:width="6.013cm" svg:height="0.412cm" svg:x="2.101cm" svg:y="22.332cm">
          <draw:text-box>
            <text:p text:style-name="P2"><text:span text:style-name="T1">SENAC - Niterói | Set/2023 (Brasil)</text:span></text:p>
          </draw:text-box>
        </draw:frame>
        <draw:frame draw:style-name="gr7" draw:text-style-name="P8" draw:layer="layout" svg:width="3.524cm" svg:height="0.7cm" svg:x="2.101cm" svg:y="23.016cm">
          <draw:text-box>
            <text:p text:style-name="P2"><text:span text:style-name="T3">Experiências</text:span></text:p>
          </draw:text-box>
        </draw:frame>
        <draw:frame draw:style-name="gr2" draw:text-style-name="P3" draw:layer="layout" svg:width="9.863cm" svg:height="0.907cm" svg:x="2.123cm" svg:y="23.857cm">
          <draw:text-box>
            <text:p text:style-name="P2"><text:span text:style-name="T4">Analista de Expedição</text:span><text:span text:style-name="T1">, Agosto 2024 – Setembro 2025</text:span></text:p>
            <text:p text:style-name="P2"><text:span text:style-name="T1"><text:s/></text:span></text:p>
          </draw:text-box>
        </draw:frame>
        <draw:path draw:style-name="gr4" draw:text-style-name="P5" draw:layer="layout" svg:width="0.106cm" svg:height="0.106cm" svg:x="2.334cm" svg:y="24.978cm" svg:viewBox="0 0 107 107" svg:d="M107 53c0 7-2 14-4 21-3 6-7 12-12 17s-11 9-17 12c-7 2-13 4-20 4s-14-2-21-4c-7-3-13-7-18-12s-9-11-11-17c-3-7-4-14-4-21s1-14 4-21c2-6 6-12 11-17s11-9 18-11c7-3 14-4 21-4s13 1 20 4c6 2 12 6 17 11s9 11 12 17c2 7 4 14 4 21z">
          <text:p/>
        </draw:path>
        <draw:frame draw:style-name="gr2" draw:text-style-name="P3" draw:layer="layout" svg:width="10.545cm" svg:height="0.412cm" svg:x="2.123cm" svg:y="24.333cm">
          <draw:text-box>
            <text:p text:style-name="P2"><text:span text:style-name="T1">Empresa Inwave Technologies, São Gonçalo - Rio de Janeiro</text:span></text:p>
          </draw:text-box>
        </draw:frame>
        <draw:frame draw:style-name="gr2" draw:text-style-name="P3" draw:layer="layout" svg:width="15.91cm" svg:height="0.412cm" svg:x="2.722cm" svg:y="24.81cm">
          <draw:text-box>
            <text:p text:style-name="P2"><text:span text:style-name="T1">Forte atuação na revisão, padronização e criação de novos processos operacionais, com o</text:span></text:p>
          </draw:text-box>
        </draw:frame>
        <draw:frame draw:style-name="gr2" draw:text-style-name="P3" draw:layer="layout" svg:width="14.985cm" svg:height="0.412cm" svg:x="2.722cm" svg:y="25.286cm">
          <draw:text-box>
            <text:p text:style-name="P2"><text:span text:style-name="T1">objetivo de garantir consistência nos dados gerados e possibilitar a utilização dessas</text:span></text:p>
          </draw:text-box>
        </draw:frame>
        <draw:path draw:style-name="gr4" draw:text-style-name="P5" draw:layer="layout" svg:width="0.106cm" svg:height="0.107cm" svg:x="2.334cm" svg:y="26.407cm" svg:viewBox="0 0 107 108" svg:d="M107 54c0 7-2 14-4 20-3 7-7 12-12 17s-11 9-17 12c-7 3-13 5-20 5s-14-2-21-5-13-7-18-12-9-10-11-17c-3-6-4-13-4-20s1-14 4-20c2-7 6-13 11-18 5-4 11-8 18-11s14-5 21-5 13 2 20 5c6 3 12 7 17 11 5 5 9 11 12 18 2 6 4 13 4 20z">
          <text:p/>
        </draw:path>
        <draw:frame draw:style-name="gr2" draw:text-style-name="P3" draw:layer="layout" svg:width="12.842cm" svg:height="0.412cm" svg:x="2.722cm" svg:y="25.762cm">
          <draw:text-box>
            <text:p text:style-name="P2"><text:span text:style-name="T1">informações por outros setores da empresa, principalmente o comercial.</text:span></text:p>
          </draw:text-box>
        </draw:frame>
        <draw:frame draw:style-name="gr2" draw:text-style-name="P3" draw:layer="layout" svg:width="15.534cm" svg:height="0.412cm" svg:x="2.722cm" svg:y="26.239cm">
          <draw:text-box>
            <text:p text:style-name="P2"><text:span text:style-name="T1">Implantação de novas métricas de desempenho (KPIs) voltadas à eficiência logística e à</text:span></text:p>
          </draw:text-box>
        </draw:frame>
        <draw:frame draw:style-name="gr2" draw:text-style-name="P3" draw:layer="layout" svg:width="16.525cm" svg:height="0.412cm" svg:x="2.722cm" svg:y="26.715cm">
          <draw:text-box>
            <text:p text:style-name="P2"><text:span text:style-name="T1">qualidade do serviço, utilizando dados históricos para apoiar a gestão na tomada de decisões</text:span></text:p>
          </draw:text-box>
        </draw:frame>
        <draw:path draw:style-name="gr4" draw:text-style-name="P5" draw:layer="layout" svg:width="0.106cm" svg:height="0.106cm" svg:x="2.334cm" svg:y="27.836cm" svg:viewBox="0 0 107 107" svg:d="M107 54c0 7-2 14-4 20-3 7-7 13-12 18s-11 8-17 11c-7 3-13 4-20 4s-14-1-21-4-13-6-18-11-9-11-11-18c-3-6-4-13-4-20s1-15 4-21c2-7 6-12 11-17s11-9 18-12c7-2 14-4 21-4s13 2 20 4c6 3 12 7 17 12s9 10 12 17c2 6 4 14 4 21z">
          <text:p/>
        </draw:path>
        <draw:frame draw:style-name="gr2" draw:text-style-name="P3" draw:layer="layout" svg:width="2.277cm" svg:height="0.412cm" svg:x="2.722cm" svg:y="27.192cm">
          <draw:text-box>
            <text:p text:style-name="P2"><text:span text:style-name="T1">estratégicas.</text:span></text:p>
          </draw:text-box>
        </draw:frame>
        <draw:frame draw:style-name="gr2" draw:text-style-name="P3" draw:layer="layout" svg:width="15.437cm" svg:height="0.412cm" svg:x="2.722cm" svg:y="27.668cm">
          <draw:text-box>
            <text:p text:style-name="P2"><text:span text:style-name="T1">Responsável pela etapa final da expedição de pedidos de venda, incluindo conferência,</text:span></text:p>
          </draw:text-box>
        </draw:frame>
        <draw:frame draw:style-name="gr2" draw:text-style-name="P3" draw:layer="layout" svg:width="16.396cm" svg:height="0.412cm" svg:x="2.722cm" svg:y="28.145cm">
          <draw:text-box>
            <text:p text:style-name="P2"><text:span text:style-name="T1">embalagem, emissão de notas fiscais e despacho, garantindo a integridade das entregas e o</text:span></text:p>
          </draw:text-box>
        </draw:frame>
        <draw:frame draw:style-name="gr2" draw:text-style-name="P3" draw:layer="layout" svg:width="4.369cm" svg:height="0.412cm" svg:x="2.722cm" svg:y="28.621cm">
          <draw:text-box>
            <text:p text:style-name="P2"><text:span text:style-name="T1">cumprimento dos prazos</text:span></text:p>
          </draw:text-box>
        </draw:frame>
        <draw:frame draw:style-name="gr2" draw:text-style-name="P3" draw:layer="layout" svg:width="3.102cm" svg:height="0.412cm" svg:x="9.018cm" svg:y="5.62cm">
          <draw:text-box>
            <text:p text:style-name="P2"><text:span text:style-name="T1">DISPONIBILIDADE</text:span></text:p>
          </draw:text-box>
        </draw:frame>
        <draw:frame draw:style-name="gr2" draw:text-style-name="P3" draw:layer="layout" svg:width="4.761cm" svg:height="0.412cm" svg:x="10.504cm" svg:y="20.709cm">
          <draw:text-box>
            <text:p text:style-name="P2"><text:span text:style-name="T1">SQL para Análise de Dados</text:span></text:p>
          </draw:text-box>
        </draw:frame>
        <draw:frame draw:style-name="gr2" draw:text-style-name="P3" draw:layer="layout" svg:width="4.742cm" svg:height="0.412cm" svg:x="10.504cm" svg:y="21.185cm">
          <draw:text-box>
            <text:p text:style-name="P2"><text:span text:style-name="T1">UDEMY- | Fev/2023 (Brasil)</text:span></text:p>
          </draw:text-box>
        </draw:frame>
        <draw:frame draw:style-name="gr7" draw:text-style-name="P8" draw:layer="layout" svg:width="2.149cm" svg:height="0.7cm" svg:x="10.526cm" svg:y="16.119cm">
          <draw:text-box>
            <text:p text:style-name="P2"><text:span text:style-name="T3">Idiomas</text:span></text:p>
          </draw:text-box>
        </draw:frame>
        <draw:polygon draw:style-name="gr8" draw:text-style-name="P9" draw:layer="layout" svg:width="0.251cm" svg:height="0.462cm" svg:x="8.8cm" svg:y="3.668cm" svg:viewBox="0 0 252 463" draw:points="0,0 252,0 252,463 0,463">
          <text:p/>
        </draw:polygon>
        <draw:polygon draw:style-name="gr8" draw:text-style-name="P9" draw:layer="layout" svg:width="0.448cm" svg:height="0.32cm" svg:x="7.971cm" svg:y="4.328cm" svg:viewBox="0 0 449 321" draw:points="0,0 449,0 449,321 0,321">
          <text:p/>
        </draw:polygon>
        <draw:polygon draw:style-name="gr8" draw:text-style-name="P9" draw:layer="layout" svg:width="16.8cm" svg:height="0.053cm" svg:x="2.099cm" svg:y="7.768cm" svg:viewBox="0 0 16801 54" draw:points="0,0 16801,0 16801,54 0,54">
          <text:p/>
        </draw:polygon>
        <draw:frame draw:style-name="gr2" draw:text-style-name="P3" draw:layer="layout" svg:width="3.131cm" svg:height="0.412cm" svg:x="10.537cm" svg:y="16.774cm">
          <draw:text-box>
            <text:p text:style-name="P2"><text:span text:style-name="T1">Inglês - Avançado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9" draw:text-style-name="P10" draw:layer="layout" svg:width="8.051cm" svg:height="0.517cm" svg:x="2.101cm" svg:y="2.796cm">
          <draw:text-box>
            <text:p text:style-name="P2"><text:span text:style-name="T5">Analista de Negócios</text:span><text:span text:style-name="T6">, Ago 2021 - Jul 2022</text:span></text:p>
          </draw:text-box>
        </draw:frame>
        <draw:path draw:style-name="gr4" draw:text-style-name="P5" draw:layer="layout" svg:width="0.109cm" svg:height="0.11cm" svg:x="2.32cm" svg:y="3.958cm" svg:viewBox="0 0 110 111" svg:d="M110 56c0 7-1 14-4 21-2 6-6 12-12 18-5 5-11 9-17 11-7 3-14 5-21 5-8 0-15-2-21-5-7-2-14-6-19-11-5-6-9-12-12-18-3-7-4-14-4-21 0-8 1-15 4-21 3-7 7-13 12-19 5-5 12-9 19-12 6-3 13-4 21-4 7 0 14 1 21 4 6 3 12 7 17 12 6 6 10 12 12 19 3 6 4 13 4 21z">
          <text:p/>
        </draw:path>
        <draw:frame draw:style-name="gr9" draw:text-style-name="P10" draw:layer="layout" svg:width="12.286cm" svg:height="0.425cm" svg:x="2.101cm" svg:y="3.29cm">
          <draw:text-box>
            <text:p text:style-name="P2"><text:span text:style-name="T6">Stone Instituição de Pagamento S.A., Rio de Janeiro - Rio de Janeiro</text:span></text:p>
          </draw:text-box>
        </draw:frame>
        <draw:frame draw:style-name="gr9" draw:text-style-name="P10" draw:layer="layout" svg:width="17.692cm" svg:height="0.425cm" svg:x="2.722cm" svg:y="3.784cm">
          <draw:text-box>
            <text:p text:style-name="P2"><text:span text:style-name="T6"><text:s/>Atuação direta com lojistas, realizando atendimento humanizado para entender suas demandas</text:span></text:p>
          </draw:text-box>
        </draw:frame>
        <draw:frame draw:style-name="gr9" draw:text-style-name="P10" draw:layer="layout" svg:width="17.576cm" svg:height="0.425cm" svg:x="2.722cm" svg:y="4.277cm">
          <draw:text-box>
            <text:p text:style-name="P2"><text:span text:style-name="T6">e fornecer soluções personalizadas. Análise de indicadores como volume de transações, valores</text:span></text:p>
          </draw:text-box>
        </draw:frame>
        <draw:frame draw:style-name="gr9" draw:text-style-name="P10" draw:layer="layout" svg:width="16.955cm" svg:height="0.425cm" svg:x="2.722cm" svg:y="4.771cm">
          <draw:text-box>
            <text:p text:style-name="P2"><text:span text:style-name="T6">acumulados e receita mensal para identificar oportunidades de melhoria, esclarecer dúvidas</text:span></text:p>
          </draw:text-box>
        </draw:frame>
        <draw:path draw:style-name="gr4" draw:text-style-name="P5" draw:layer="layout" svg:width="0.109cm" svg:height="0.11cm" svg:x="2.32cm" svg:y="5.933cm" svg:viewBox="0 0 110 111" svg:d="M110 56c0 7-1 14-4 21-2 7-6 12-12 18-5 5-11 9-17 11-7 3-14 5-21 5-8 0-15-2-21-5-7-2-14-6-19-11-5-6-9-11-12-18s-4-14-4-21 1-14 4-21 7-13 12-18 12-10 19-13c6-3 13-4 21-4 7 0 14 1 21 4 6 3 12 8 17 13 6 5 10 11 12 18 3 7 4 14 4 21z">
          <text:p/>
        </draw:path>
        <draw:frame draw:style-name="gr9" draw:text-style-name="P10" draw:layer="layout" svg:width="10.181cm" svg:height="0.425cm" svg:x="2.722cm" svg:y="5.265cm">
          <draw:text-box>
            <text:p text:style-name="P2"><text:span text:style-name="T6">sobre taxas e auxiliar na gestão financeira dos clientes.</text:span></text:p>
          </draw:text-box>
        </draw:frame>
        <draw:frame draw:style-name="gr9" draw:text-style-name="P10" draw:layer="layout" svg:width="17.442cm" svg:height="0.425cm" svg:x="2.722cm" svg:y="5.759cm">
          <draw:text-box>
            <text:p text:style-name="P2"><text:span text:style-name="T6">Acompanhamento de dados financeiros da Conta Stone, com foco em detecção de anomalias e</text:span></text:p>
          </draw:text-box>
        </draw:frame>
        <draw:frame draw:style-name="gr9" draw:text-style-name="P10" draw:layer="layout" svg:width="17.142cm" svg:height="0.425cm" svg:x="2.722cm" svg:y="6.252cm">
          <draw:text-box>
            <text:p text:style-name="P2"><text:span text:style-name="T6">inconsistências em transações. Realização de investigações preliminares com base em dados</text:span></text:p>
          </draw:text-box>
        </draw:frame>
        <draw:frame draw:style-name="gr9" draw:text-style-name="P10" draw:layer="layout" svg:width="16.025cm" svg:height="0.425cm" svg:x="2.722cm" svg:y="6.746cm">
          <draw:text-box>
            <text:p text:style-name="P2"><text:span text:style-name="T6">históricos e padrões de movimentação dos clientes, antecipando possíveis problemas e</text:span></text:p>
          </draw:text-box>
        </draw:frame>
        <draw:path draw:style-name="gr4" draw:text-style-name="P5" draw:layer="layout" svg:width="0.109cm" svg:height="0.11cm" svg:x="2.32cm" svg:y="7.908cm" svg:viewBox="0 0 110 111" svg:d="M110 55c0 7-1 14-4 21-2 7-6 13-12 18-5 5-11 9-17 13-7 2-14 4-21 4-8 0-15-2-21-4-7-4-14-8-19-13s-9-11-12-18-4-14-4-21 1-14 4-21 7-13 12-18 12-9 19-12c6-3 13-4 21-4 7 0 14 1 21 4 6 3 12 7 17 12 6 5 10 11 12 18 3 7 4 14 4 21z">
          <text:p/>
        </draw:path>
        <draw:frame draw:style-name="gr9" draw:text-style-name="P10" draw:layer="layout" svg:width="12.169cm" svg:height="0.425cm" svg:x="2.722cm" svg:y="7.24cm">
          <draw:text-box>
            <text:p text:style-name="P2"><text:span text:style-name="T6">direcionando casos complexos para áreas técnicas especializadas.</text:span></text:p>
          </draw:text-box>
        </draw:frame>
        <draw:frame draw:style-name="gr9" draw:text-style-name="P10" draw:layer="layout" svg:width="17.755cm" svg:height="0.425cm" svg:x="2.722cm" svg:y="7.734cm">
          <draw:text-box>
            <text:p text:style-name="P2"><text:span text:style-name="T6">Interpretação de métricas de desempenho dos clientes, contribuindo com insights que ajudavam</text:span></text:p>
          </draw:text-box>
        </draw:frame>
        <draw:frame draw:style-name="gr9" draw:text-style-name="P10" draw:layer="layout" svg:width="16.995cm" svg:height="0.425cm" svg:x="2.722cm" svg:y="8.228cm">
          <draw:text-box>
            <text:p text:style-name="P2"><text:span text:style-name="T6">na construção de estratégias mais eficientes para aumentar o faturamento ou reduzir custos</text:span></text:p>
          </draw:text-box>
        </draw:frame>
        <draw:frame draw:style-name="gr9" draw:text-style-name="P10" draw:layer="layout" svg:width="17.291cm" svg:height="0.425cm" svg:x="2.722cm" svg:y="8.721cm">
          <draw:text-box>
            <text:p text:style-name="P2"><text:span text:style-name="T6">operacionais. Sugestões de melhorias e recomendações personalizadas com base em análises</text:span></text:p>
          </draw:text-box>
        </draw:frame>
        <draw:path draw:style-name="gr4" draw:text-style-name="P5" draw:layer="layout" svg:width="0.109cm" svg:height="0.11cm" svg:x="2.32cm" svg:y="9.883cm" svg:viewBox="0 0 110 111" svg:d="M110 55c0 7-1 14-4 21-2 7-6 13-12 19-5 5-11 9-17 12-7 2-14 4-21 4-8 0-15-2-21-4-7-3-14-7-19-12-5-6-9-12-12-19s-4-14-4-21 1-14 4-21 7-13 12-18 12-9 19-12c6-3 13-4 21-4 7 0 14 1 21 4 6 3 12 7 17 12 6 5 10 11 12 18 3 7 4 14 4 21z">
          <text:p/>
        </draw:path>
        <draw:frame draw:style-name="gr9" draw:text-style-name="P10" draw:layer="layout" svg:width="6.62cm" svg:height="0.425cm" svg:x="2.722cm" svg:y="9.215cm">
          <draw:text-box>
            <text:p text:style-name="P2"><text:span text:style-name="T6">de dados individuais de cada lojista.</text:span></text:p>
          </draw:text-box>
        </draw:frame>
        <draw:frame draw:style-name="gr9" draw:text-style-name="P10" draw:layer="layout" svg:width="17.731cm" svg:height="0.425cm" svg:x="2.722cm" svg:y="9.709cm">
          <draw:text-box>
            <text:p text:style-name="P2"><text:span text:style-name="T6">Atuação como ponte entre os clientes e os times técnicos e analíticos da empresa, traduzindo as</text:span></text:p>
          </draw:text-box>
        </draw:frame>
        <draw:frame draw:style-name="gr9" draw:text-style-name="P10" draw:layer="layout" svg:width="17.005cm" svg:height="0.425cm" svg:x="2.722cm" svg:y="10.203cm">
          <draw:text-box>
            <text:p text:style-name="P2"><text:span text:style-name="T6">necessidades dos lojistas em demandas mais estruturadas para soluções de backoffice. Essa</text:span></text:p>
          </draw:text-box>
        </draw:frame>
        <draw:frame draw:style-name="gr9" draw:text-style-name="P10" draw:layer="layout" svg:width="16.707cm" svg:height="0.425cm" svg:x="2.722cm" svg:y="10.696cm">
          <draw:text-box>
            <text:p text:style-name="P2"><text:span text:style-name="T6">vivência fortaleceu o perfil analítico, despertando o interesse e a vontade de aprofundar os</text:span></text:p>
          </draw:text-box>
        </draw:frame>
        <draw:frame draw:style-name="gr9" draw:text-style-name="P10" draw:layer="layout" svg:width="8.161cm" svg:height="0.425cm" svg:x="2.722cm" svg:y="11.19cm">
          <draw:text-box>
            <text:p text:style-name="P2"><text:span text:style-name="T6">conhecimentos na área de análise de dado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0-09T18:16:08.456456100</dc:date>
    <meta:editing-duration>PT55S</meta:editing-duration>
    <meta:editing-cycles>1</meta:editing-cycles>
    <meta:document-statistic meta:object-count="86"/>
    <meta:generator>LibreOffice/25.2.5.2$Windows_X86_64 LibreOffice_project/03d19516eb2e1dd5d4ccd751a0d6f35f35e08022</meta:generator>
  </office:meta>
</office:document-meta>
</file>